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16d451" officeooo:paragraph-rsid="0016d4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6d451" officeooo:paragraph-rsid="0016d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8pt" fo:font-style="normal" fo:text-shadow="none" style:text-underline-style="none" fo:font-weight="bold" officeooo:rsid="0016d451" officeooo:paragraph-rsid="0016d45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" style:family="paragraph" style:parent-style-name="Text_20_body">
      <style:text-properties style:font-name="Noto Sans" officeooo:rsid="0016d451" officeooo:paragraph-rsid="0016d451"/>
    </style:style>
    <style:style style:name="P5" style:family="paragraph" style:parent-style-name="Text_20_body">
      <style:paragraph-properties fo:text-align="center" style:justify-single-word="false"/>
      <style:text-properties style:font-name="Noto Sans" officeooo:rsid="0016d451" officeooo:paragraph-rsid="0016d451"/>
    </style:style>
    <style:style style:name="P6" style:family="paragraph" style:parent-style-name="Text_20_body">
      <style:text-properties style:font-name="Noto Sans" fo:font-weight="bold" officeooo:rsid="0016d451" officeooo:paragraph-rsid="0016d451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Noto Sans" fo:font-weight="bold" officeooo:rsid="0016d451" officeooo:paragraph-rsid="0016d451" style:font-weight-asian="bold" style:font-weight-complex="bold"/>
    </style:style>
    <style:style style:name="P8" style:family="paragraph" style:parent-style-name="Title">
      <style:text-properties style:font-name="Noto Sans" officeooo:rsid="0016d451" officeooo:paragraph-rsid="0016d45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8c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heda Sintetica</text:p>
      <text:p text:style-name="P4"/>
      <text:p text:style-name="P6">Nome del progetto: <text:span text:style-name="T3">BibliotecAQ</text:span></text:p>
      <text:p text:style-name="P6"/>
      <text:p text:style-name="P6">Autori:</text:p>
      <table:table table:name="Table1" table:style-name="Table1" table:template-name="Default Style">
        <table:table-column table:style-name="Table1.A" table:number-columns-repeated="4"/>
        <table:table-row table:style-name="Table1.1">
          <table:table-cell table:style-name="Table1.A1" office:value-type="string">
            <text:p text:style-name="P1">Nome</text:p>
          </table:table-cell>
          <table:table-cell table:style-name="Table1.A1" office:value-type="string">
            <text:p text:style-name="P1">Cognome</text:p>
          </table:table-cell>
          <table:table-cell table:style-name="Table1.A1" office:value-type="string">
            <text:p text:style-name="P1">Matricola</text:p>
          </table:table-cell>
          <table:table-cell table:style-name="Table1.D1" office:value-type="string">
            <text:p text:style-name="P3">Contributo/Ruolo nello sviluppo del progetto</text:p>
          </table:table-cell>
        </table:table-row>
        <table:table-row>
          <table:table-cell table:style-name="Table1.A2" office:value-type="string">
            <text:p text:style-name="P2">Daniele</text:p>
          </table:table-cell>
          <table:table-cell table:style-name="Table1.A2" office:value-type="string">
            <text:p text:style-name="P2">Campli</text:p>
          </table:table-cell>
          <table:table-cell table:style-name="Table1.A2" office:value-type="string">
            <text:p text:style-name="P2">230195</text:p>
          </table:table-cell>
          <table:table-cell table:style-name="Table1.D2" office:value-type="string">
            <text:p text:style-name="P2">@</text:p>
          </table:table-cell>
        </table:table-row>
        <table:table-row>
          <table:table-cell table:style-name="Table1.A2" office:value-type="string">
            <text:p text:style-name="P2">Tommaso </text:p>
          </table:table-cell>
          <table:table-cell table:style-name="Table1.A2" office:value-type="string">
            <text:p text:style-name="P2">Di Salle</text:p>
          </table:table-cell>
          <table:table-cell table:style-name="Table1.A2" office:value-type="string">
            <text:p text:style-name="P2">236202</text:p>
          </table:table-cell>
          <table:table-cell table:style-name="Table1.D2" office:value-type="string">
            <text:p text:style-name="P2">@</text:p>
          </table:table-cell>
        </table:table-row>
      </table:table>
      <text:p text:style-name="P4"/>
      <text:p text:style-name="P4"/>
      <text:p text:style-name="P5">@ = entrambi i membri del gruppo hanno collaborato in tutte le fasi del progetto,</text:p>
      <text:p text:style-name="P5">dalla progettazione<text:span text:style-name="T4">,</text:span> allo sviluppo del codice<text:span text:style-name="T4">, e alla produzione di documentazione.</text:span></text:p>
      <text:p text:style-name="P5"/>
      <text:p text:style-name="P7">Data di consegna del progetto: <text:span text:style-name="T3">27 Giugno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2:03:47.010798280</meta:creation-date>
    <dc:date>2018-06-28T02:10:40.259414308</dc:date>
    <meta:editing-duration>PT6M52S</meta:editing-duration>
    <meta:editing-cycles>2</meta:editing-cycles>
    <meta:generator>LibreOffice/6.0.1.1$Linux_X86_64 LibreOffice_project/00m0$Build-1</meta:generator>
    <meta:document-statistic meta:table-count="1" meta:image-count="0" meta:object-count="0" meta:page-count="1" meta:paragraph-count="18" meta:word-count="58" meta:character-count="369" meta:non-whitespace-character-count="328"/>
  </office:meta>
</office:document-meta>
</file>